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style:font-name-asian="Monospace" style:font-size-asian="12pt" style:font-name-complex="Monospace" style:font-size-complex="12pt"/>
    </style:style>
    <style:style style:name="P2" style:family="paragraph" style:parent-style-name="Standard">
      <style:paragraph-properties fo:text-align="start" style:justify-single-word="false"/>
      <style:text-properties style:font-name="Times New Roman" fo:font-size="12pt" style:text-underline-style="solid" style:text-underline-width="auto" style:text-underline-color="font-color" style:font-name-asian="Monospace" style:font-size-asian="12pt" style:font-name-complex="Monospace" style:font-size-complex="12pt"/>
    </style:style>
    <style:style style:name="P3" style:family="paragraph" style:parent-style-name="Standard">
      <style:paragraph-properties fo:text-align="center" style:justify-single-word="false"/>
      <style:text-properties style:font-name="Times New Roman" fo:font-size="12pt" fo:font-style="normal" style:font-size-asian="12pt" style:font-style-asian="normal" style:font-size-complex="12pt" style:font-style-complex="normal"/>
    </style:style>
    <style:style style:name="P4"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 style:font-size-asian="12pt" style:font-name-complex="Monospace" style:font-size-complex="12pt"/>
    </style:style>
    <style:style style:name="P6" style:family="paragraph" style:parent-style-name="Standard">
      <style:paragraph-properties fo:text-align="start" style:justify-single-word="false"/>
      <style:text-properties style:font-name="Times New Roman" fo:font-size="12pt" style:font-name-asian="Monospace" style:font-size-asian="12pt" style:font-name-complex="Monospace" style:font-size-complex="12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 style:font-size-asian="12pt" style:font-name-complex="Monospace" style:font-size-complex="12pt"/>
    </style:style>
    <style:style style:name="T1" style:family="text">
      <style:text-properties fo:color="#000000" style:font-name-asian="Monospace" style:font-name-complex="Monospa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nexe au compte rendu d’activités</text:p>
      <text:p text:style-name="P4">de Michaël Ory</text:p>
      <text:p text:style-name="P4">du 2/12/2013 au 31/12/2013</text:p>
      <text:p text:style-name="P3"/>
      <text:p text:style-name="P3"/>
      <text:p text:style-name="P3"/>
      <text:p text:style-name="P2">Garbage Collector</text:p>
      <text:p text:style-name="P1">Rappel :</text:p>
      <text:p text:style-name="P1">Il est important de conserver la référence d'un Generic supprimé par une personne afin d'éviter qu'une autre personne se retrouve dans le cas d'une lecture sale. C'est pour cela que jusqu'à présent le Generic « supprimé » n'était pas supprimé, seul un timestamp de mort était positionné.</text:p>
      <text:p text:style-name="P1"/>
      <text:p text:style-name="P1">Conception et implémentation du « garbage collector » :</text:p>
      <text:p text:style-name="P1">Cette solution était transitoire, en effet si aucun Generic n'est réellement supprimé, nous aurons des problèmes de mémoires.</text:p>
      <text:p text:style-name="P1">En plus du positionnement du timestamp de mort, le Generic « supprimé » est placé dans une liste. Un thread passe régulièrement afin de supprimer tout les Generic dont le timestamp de mort dépasse le timeout de conservation.</text:p>
      <text:p text:style-name="P1"/>
      <text:p text:style-name="P2">Persistance et Sérialisation</text:p>
      <text:p text:style-name="P1">Refactorisation de la persistance et de la sérialisation. Mise en place d'une classe AbstractWriter spécialisé par SerializableWriter et ZipWriter ; et de <text:span text:style-name="T1">AbstractLoader spécialisé par SerializableLoader et ZipLoader. Les spécialisations ont la responsabilité de la ressource (sérialisation ou fichier zip) et les classes abstraites écrivent et lisent dans les ressources.</text:span></text:p>
      <text:p text:style-name="P1"/>
      <text:p text:style-name="P2">Résolution de la récupération du BeanManager</text:p>
      <text:p text:style-name="P1">Selon que nous sommes dans un environnement de test ou dans un environnement JEE, le bean manager se récupère de deux manières différentes.</text:p>
      <text:p text:style-name="P1">En environnement de test le bean manager est récupéré grâce à Arquillian. Et en environnement JEE la récupération s’effectue via le serveur d'application.</text:p>
      <text:p text:style-name="P1">Mise en place des tests unitaire afin de vérifier la bonne récupération du bean manager.</text:p>
      <text:p text:style-name="P1"/>
      <text:p text:style-name="P2">Autre</text:p>
      <text:p text:style-name="P1">Refactorisation de l'interface Type et mise à niveau de la javadoc.</text:p>
      <text:p text:style-name="P1">Refactorisation des contraint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Line_20_Arrow" draw:display-name="Line Arrow" svg:viewBox="0 0 1122 2243" svg:d="m0 2108v17 17l12 42 30 34 38 21 43 4 29-8 30-21 25-26 13-34 343-1532 339 1520 13 42 29 34 39 21 42 4 42-12 34-30 21-42v-39-12l-4 4-440-1998-9-42-25-39-38-25-43-8-42 8-38 25-26 39-8 42z"/>
    <draw:stroke-dash draw:name="Dashed_20__28_var_29_" draw:display-name="Dashed (var)" draw:style="rect" draw:dots1="1" draw:dots1-length="197%" draw:distance="127%"/>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3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8T11:24:46</meta:creation-date>
    <dc:date>2014-01-28T15:23:49</dc:date>
    <meta:editing-duration>P11DT6H1M8S</meta:editing-duration>
    <meta:editing-cycles>167</meta:editing-cycles>
    <meta:generator>LibreOffice/3.5$Linux_X86_64 LibreOffice_project/350m1$Build-2</meta:generator>
    <meta:print-date>2013-12-19T10:53:33</meta:print-date>
    <meta:document-statistic meta:table-count="0" meta:image-count="0" meta:object-count="0" meta:page-count="1" meta:paragraph-count="18" meta:word-count="263" meta:character-count="1719" meta:non-whitespace-character-count="1474"/>
  </office:meta>
</office:document-meta>
</file>